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000000096046D13472DC614EB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fill-color="#ffffff" draw:opacity="35%" draw:textarea-horizontal-align="justify" draw:textarea-vertical-align="middle" draw:auto-grow-height="false" fo:min-height="15.622cm" fo:min-width="7.172cm"/>
    </style:style>
    <style:style style:name="gr2" style:family="graphic" style:parent-style-name="standard">
      <style:graphic-properties svg:stroke-color="#ffffff" draw:fill-color="#1c1c1c" draw:opacity="47%" draw:textarea-horizontal-align="justify" draw:textarea-vertical-align="middle" draw:auto-grow-height="false" fo:min-height="1.037cm" fo:min-width="23.385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14.35cm" fo:min-width="17.7cm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4.05cm" fo:min-width="6.9cm"/>
    </style:style>
    <style:style style:name="gr7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9.45cm" fo:min-width="17.7cm"/>
    </style:style>
    <style:style style:name="gr8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9.45cm" fo:min-width="14cm"/>
    </style:style>
    <style:style style:name="gr9" style:family="graphic" style:parent-style-name="measure">
      <style:graphic-properties draw:textarea-vertical-align="middle"/>
    </style:style>
    <style:style style:name="gr10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3.05cm" fo:min-width="3.8cm"/>
    </style:style>
    <style:style style:name="gr11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2.85cm" fo:min-width="3.8cm"/>
    </style:style>
    <style:style style:name="gr12" style:family="graphic" style:parent-style-name="standard">
      <style:graphic-properties draw:stroke="none" svg:stroke-color="#000000" draw:fill="none" draw:fill-color="#ffffff" fo:min-height="13.225cm"/>
    </style:style>
    <style:style style:name="gr13" style:family="graphic" style:parent-style-name="standard">
      <style:graphic-properties svg:stroke-color="#000000" draw:fill-color="#ed1c24" draw:textarea-horizontal-align="justify" draw:textarea-vertical-align="middle" draw:auto-grow-height="false" fo:min-height="0.322cm" fo:min-width="0.072cm"/>
    </style:style>
    <style:style style:name="gr14" style:family="graphic" style:parent-style-name="standard">
      <style:graphic-properties svg:stroke-color="#000000" draw:fill-color="#ed1c24" draw:textarea-horizontal-align="justify" draw:textarea-vertical-align="middle" draw:auto-grow-height="false" fo:min-height="0.25cm" fo:min-width="0.072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55cm"/>
    </style:style>
    <style:style style:name="gr18" style:family="graphic" style:parent-style-name="standard">
      <style:graphic-properties svg:stroke-color="#000000" draw:fill-color="#ed1c24" draw:textarea-horizontal-align="justify" draw:textarea-vertical-align="middle" draw:auto-grow-height="false" fo:min-height="0.036cm" fo:min-width="0cm"/>
    </style:style>
    <style:style style:name="gr19" style:family="graphic" style:parent-style-name="standard">
      <style:graphic-properties draw:stroke="none" svg:stroke-color="#000000" draw:fill="none" draw:fill-color="#ffffff" fo:min-height="0.25cm"/>
    </style:style>
    <style:style style:name="gr20" style:family="graphic" style:parent-style-name="standard">
      <style:graphic-properties draw:stroke="none" svg:stroke-color="#000000" draw:fill="none" draw:fill-color="#ffffff" fo:min-height="3.85cm"/>
    </style:style>
    <style:style style:name="gr21" style:family="graphic" style:parent-style-name="standard">
      <style:graphic-properties draw:fill-color="#ffffff" draw:opacity="35%" draw:textarea-horizontal-align="justify" draw:textarea-vertical-align="middle" draw:auto-grow-height="false" fo:min-height="2.26cm" fo:min-width="19.11cm"/>
    </style:style>
    <style:style style:name="gr22" style:family="graphic" style:parent-style-name="standard">
      <style:graphic-properties draw:stroke="none" svg:stroke-color="#000000" draw:fill="none" draw:fill-color="#ffffff" fo:min-height="2.15cm"/>
    </style:style>
    <style:style style:name="P1" style:family="paragraph">
      <loext:graphic-properties draw:fill-color="#ffffff" draw:opacity="35%"/>
      <style:paragraph-properties fo:text-align="center"/>
    </style:style>
    <style:style style:name="P2" style:family="paragraph">
      <loext:graphic-properties draw:fill-color="#1c1c1c" draw:opacity="47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/>
    </style:style>
    <style:style style:name="P5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/>
      <style:text-properties fo:color="#000000"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style:text-properties fo:color="#ce181e"/>
    </style:style>
    <style:style style:name="P14" style:family="paragraph">
      <loext:graphic-properties draw:fill="none" draw:fill-color="#ffffff"/>
      <style:text-properties fo:color="#ce181e"/>
    </style:style>
    <style:style style:name="P15" style:family="paragraph">
      <style:text-properties fo:color="#ff0000"/>
    </style:style>
    <style:style style:name="P16" style:family="paragraph">
      <loext:graphic-properties draw:fill="none" draw:fill-color="#ffffff"/>
      <style:text-properties fo:color="#ff0000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size="20pt" fo:font-weight="bold" style:font-size-asian="32pt" style:font-weight-asian="bold" style:font-size-complex="32pt" style:font-weight-complex="bold"/>
    </style:style>
    <style:style style:name="T5" style:family="text">
      <style:text-properties fo:font-size="20pt" fo:font-weight="bold" style:font-size-asian="32pt" style:font-weight-asian="bold" style:font-size-complex="3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ce181e"/>
    </style:style>
    <style:style style:name="T11" style:family="text">
      <style:text-properties fo:color="#ff0000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color="#ce181e" fo:font-size="10.5pt" style:font-size-asian="10.5pt" style:font-size-complex="10.5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8.5cm" svg:height="16.7cm" svg:x="20.7cm" svg:y="2cm">
          <text:p/>
          <draw:enhanced-geometry svg:viewBox="0 0 21600 21600" draw:path-stretchpoint-x="10800" draw:path-stretchpoint-y="10800" draw:text-areas="?f3 ?f4 ?f5 ?f6" draw:type="round-rectangle" draw:modifiers="1283.143159628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9.7cm" svg:height="1.6cm" svg:x="0cm" svg:y="0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" draw:text-style-name="P4" draw:layer="layout" svg:width="5.8cm" svg:height="1.1cm" svg:x="0cm" svg:y="0.4cm">
          <draw:text-box>
            <text:p text:style-name="P3"><text:span text:style-name="T1">Int</text:span><text:span text:style-name="T1">erf</text:span><text:span text:style-name="T1">ac</text:span><text:span text:style-name="T1">e</text:span></text:p>
          </draw:text-box>
        </draw:frame>
        <draw:frame draw:style-name="gr4" draw:text-style-name="P5" draw:layer="layout" svg:width="23.4cm" svg:height="1.199cm" svg:x="6cm" svg:y="0.401cm">
          <draw:text-box>
            <text:p><text:span text:style-name="T2">A </text:span><text:span text:style-name="T2">inte</text:span><text:span text:style-name="T2">rfac</text:span><text:span text:style-name="T2">e </text:span><text:span text:style-name="T2">de </text:span><text:span text:style-name="T2">usu</text:span><text:span text:style-name="T2">ário </text:span><text:span text:style-name="T2">foi </text:span><text:span text:style-name="T2">proj</text:span><text:span text:style-name="T2">eta</text:span><text:span text:style-name="T2">da </text:span><text:span text:style-name="T2">de </text:span><text:span text:style-name="T2">for</text:span><text:span text:style-name="T2">ma </text:span><text:span text:style-name="T2">a </text:span><text:span text:style-name="T2">dar </text:span><text:span text:style-name="T2">com</text:span><text:span text:style-name="T2">plet</text:span><text:span text:style-name="T2">a </text:span><text:span text:style-name="T2">libe</text:span><text:span text:style-name="T2">rda</text:span><text:span text:style-name="T2">de </text:span><text:span text:style-name="T2">de </text:span><text:span text:style-name="T2">ide</text:span><text:span text:style-name="T2">ntifi</text:span><text:span text:style-name="T2">caç</text:span><text:span text:style-name="T2">ão </text:span><text:span text:style-name="T2">e </text:span><text:span text:style-name="T2">ediç</text:span><text:span text:style-name="T2">ão </text:span><text:span text:style-name="T2">das </text:span><text:span text:style-name="T2">roti</text:span><text:span text:style-name="T2">nas </text:span><text:span text:style-name="T2">de </text:span><text:span text:style-name="T2">exib</text:span><text:span text:style-name="T2">ição</text:span><text:span text:style-name="T2">. </text:span><text:span text:style-name="T2">Alé</text:span><text:span text:style-name="T2">m </text:span><text:span text:style-name="T2">diss</text:span><text:span text:style-name="T2">o, </text:span><text:span text:style-name="T2">cont</text:span><text:span text:style-name="T2">role</text:span><text:span text:style-name="T2">s de </text:span><text:span text:style-name="T2">salv</text:span><text:span text:style-name="T2">am</text:span><text:span text:style-name="T2">ent</text:span><text:span text:style-name="T2">o, </text:span><text:span text:style-name="T2">prin</text:span><text:span text:style-name="T2">t e </text:span><text:span text:style-name="T2">ferr</text:span><text:span text:style-name="T2">am</text:span><text:span text:style-name="T2">ent</text:span><text:span text:style-name="T2">as </text:span><text:span text:style-name="T2">com</text:span><text:span text:style-name="T2">o </text:span><text:span text:style-name="T2">hab</text:span><text:span text:style-name="T2">ilita</text:span><text:span text:style-name="T2">ção </text:span><text:span text:style-name="T2">de </text:span><text:span text:style-name="T2">Grid </text:span><text:span text:style-name="T2">e </text:span><text:span text:style-name="T2">funç</text:span><text:span text:style-name="T2">ão </text:span><text:span text:style-name="T2">de </text:span><text:span text:style-name="T2">flux</text:span><text:span text:style-name="T2">o </text:span><text:span text:style-name="T2">estã</text:span><text:span text:style-name="T2">o </text:span><text:span text:style-name="T2">disp</text:span><text:span text:style-name="T2">onív</text:span><text:span text:style-name="T2">eis. </text:span></text:p>
          </draw:text-box>
        </draw:frame>
        <draw:custom-shape draw:style-name="gr5" draw:text-style-name="P6" draw:layer="layout" svg:width="18.2cm" svg:height="14.6cm" svg:x="0.4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4cm" svg:height="4.3cm" svg:x="10.9cm" svg:y="12cm"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8.2cm" svg:height="9.7cm" svg:x="0.4cm" svg:y="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4.5cm" svg:height="9.7cm" svg:x="4.1cm" svg:y="2cm">
          <text:p/>
          <draw:enhanced-geometry svg:viewBox="0 0 21600 21600" draw:type="rectangle" draw:enhanced-path="M 0 0 L 21600 0 21600 21600 0 21600 0 0 Z N"/>
        </draw:custom-shape>
        <draw:measure draw:style-name="gr9" draw:text-style-name="P8" draw:layer="measurelines" svg:x1="19.2cm" svg:y1="2cm" svg:x2="19.2cm" svg:y2="11.7cm">
          <text:p text:style-name="P8"><text:span text:style-name="T3">2 </text:span><text:span text:style-name="T3">u</text:span></text:p>
        </draw:measure>
        <draw:measure draw:style-name="gr9" draw:text-style-name="P9" draw:layer="measurelines" svg:x1="19.2cm" svg:y1="11.7cm" svg:x2="19.2cm" svg:y2="16.6cm">
          <text:p text:style-name="P9"><text:span text:style-name="T4">1 </text:span><text:span text:style-name="T4">u</text:span></text:p>
        </draw:measure>
        <draw:measure draw:style-name="gr9" draw:text-style-name="P10" draw:layer="measurelines" svg:x1="18.6cm" svg:y1="16.6cm" svg:x2="0.4cm" svg:y2="16.6cm">
          <text:p text:style-name="P10"><text:span text:style-name="T5">4 </text:span><text:span text:style-name="T5">u</text:span></text:p>
        </draw:measure>
        <draw:custom-shape draw:style-name="gr10" draw:text-style-name="P6" draw:layer="layout" svg:width="4.3cm" svg:height="3.3cm" svg:x="0.4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cm" svg:height="3.3cm" svg:x="0.4cm" svg:y="5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3cm" svg:height="3.1cm" svg:x="0.4cm" svg:y="8.6cm">
          <text:p/>
          <draw:enhanced-geometry svg:viewBox="0 0 21600 21600" draw:type="rectangle" draw:enhanced-path="M 0 0 L 21600 0 21600 21600 0 21600 0 0 Z N"/>
        </draw:custom-shape>
        <draw:measure draw:style-name="gr9" draw:text-style-name="P10" draw:layer="measurelines" svg:x1="4.7cm" svg:y1="11.7cm" svg:x2="0.4cm" svg:y2="11.7cm">
          <text:p text:style-name="P10">1 u</text:p>
        </draw:measure>
        <draw:measure draw:style-name="gr9" draw:text-style-name="P10" draw:layer="layout" svg:x1="18.6cm" svg:y1="11.7cm" svg:x2="4.7cm" svg:y2="11.7cm">
          <text:p text:style-name="P10"><text:span text:style-name="T6">3 u</text:span></text:p>
        </draw:measure>
        <draw:measure draw:style-name="gr9" draw:text-style-name="P10" draw:layer="measurelines" svg:x1="4.7cm" svg:y1="2cm" svg:x2="4.7cm" svg:y2="5.3cm">
          <text:p text:style-name="P10"><text:span text:style-name="T7">2/3 u</text:span></text:p>
        </draw:measure>
        <draw:measure draw:style-name="gr9" draw:text-style-name="P10" draw:layer="layout" svg:x1="4.7cm" svg:y1="5.3cm" svg:x2="4.7cm" svg:y2="8.6cm">
          <text:p text:style-name="P10"><text:span text:style-name="T7">2/3 u</text:span></text:p>
        </draw:measure>
        <draw:measure draw:style-name="gr9" draw:text-style-name="P10" draw:layer="layout" svg:x1="4.7cm" svg:y1="8.6cm" svg:x2="4.7cm" svg:y2="11.7cm">
          <text:p text:style-name="P10"><text:span text:style-name="T7">2/3 u</text:span></text:p>
        </draw:measure>
        <draw:frame draw:style-name="gr12" draw:text-style-name="P11" draw:layer="layout" svg:width="8.4cm" svg:height="16.23cm" svg:x="20.7cm" svg:y="2.225cm">
          <draw:text-box>
            <text:p><text:span text:style-name="T8">Se procurará fazer um fundo </text:span><text:span text:style-name="T8">escuro, com inscrições com </text:span><text:span text:style-name="T8">cores vivas. </text:span></text:p>
            <text:p><text:span text:style-name="T8"><text:s text:c="9"/></text:span><text:span text:style-name="T8">As instâncias de </text:span><text:span text:style-name="T8">visualização serão localizadas de </text:span><text:span text:style-name="T8">acordo com as definições dos </text:span><text:span text:style-name="T8">pontos vermelhos na tela. Será </text:span><text:span text:style-name="T8">verificado se Nx &gt; Ny e </text:span><text:span text:style-name="T8">dependendo do caso, se </text:span><text:span text:style-name="T8">posicionará a instância primeiro </text:span><text:span text:style-name="T8">se ajustando a maior dimensão </text:span><text:span text:style-name="T8">como limitador, enquanto a outra </text:span><text:span text:style-name="T8">obedecerá à proporção do </text:span><text:span text:style-name="T8">domínio físico, podendo se </text:span><text:span text:style-name="T8">desalinhar da instância mãe. </text:span></text:p>
            <text:p><text:span text:style-name="T8"><text:s text:c="8"/></text:span><text:span text:style-name="T8">Na porção inferior da tela </text:span><text:span text:style-name="T8">serão exibidas informações como </text:span><text:span text:style-name="T8">o divergente máximo, tempo </text:span><text:span text:style-name="T8">atual, porcentagem para o tempo </text:span><text:span text:style-name="T8">final, número de iterações na </text:span><text:span text:style-name="T8">solução da pressão, número de </text:span><text:span text:style-name="T8">iterações na solução da </text:span><text:span text:style-name="T8">velocidade, velocidade máxima/</text:span><text:span text:style-name="T8">mínima, pressão máxima/mínima, </text:span><text:span text:style-name="T8">temperatura máxima/mínima, </text:span><text:span text:style-name="T8">número de Reynolds do caso, </text:span><text:span text:style-name="T8">nome do caso. <text:s text:c="11"/>Para os </text:span><text:span text:style-name="T8">valores numéricos se </text:span><text:span text:style-name="T8">desenvolverá visualizações </text:span><text:span text:style-name="T8">bidimensionais em função da </text:span><text:span text:style-name="T8">iteração. </text:span></text:p>
          </draw:text-box>
        </draw:frame>
        <draw:custom-shape draw:style-name="gr13" draw:text-style-name="P12" draw:layer="layout" svg:width="0.8cm" svg:height="0.8cm" svg:x="7.9cm" svg:y="8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4" draw:text-style-name="P12" draw:layer="layout" svg:width="0.8cm" svg:height="0.7cm" svg:x="16cm" svg:y="3.8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15" draw:text-style-name="P3" draw:layer="layout" svg:x1="16.9cm" svg:y1="3.7cm" svg:x2="18.4cm" svg:y2="2.2cm">
          <text:p text:style-name="P3"><text:span text:style-name="T9">10</text:span><text:span text:style-name="T9">%</text:span></text:p>
        </draw:line>
        <draw:measure draw:style-name="gr9" draw:text-style-name="P3" xml:id="id2" draw:id="id2" draw:layer="measurelines" svg:x1="8.2cm" svg:y1="8.8cm" svg:x2="8.2cm" svg:y2="11.7cm">
          <text:p text:style-name="P3">10%</text:p>
        </draw:measure>
        <draw:measure draw:style-name="gr9" draw:text-style-name="P3" xml:id="id3" draw:id="id3" draw:layer="measurelines" svg:x1="4.7cm" svg:y1="9cm" svg:x2="8.3cm" svg:y2="9cm">
          <text:p text:style-name="P3"><text:s text:c="11"/>10%</text:p>
        </draw:measure>
        <draw:frame draw:style-name="gr3" draw:text-style-name="P14" draw:layer="layout" svg:width="2.1cm" svg:height="1.1cm" svg:x="14.5cm" svg:y="3.2cm">
          <draw:text-box>
            <text:p text:style-name="P13"><text:span text:style-name="T10">I-1-2</text:span></text:p>
          </draw:text-box>
        </draw:frame>
        <draw:frame draw:style-name="gr3" draw:text-style-name="P16" xml:id="id1" draw:id="id1" draw:layer="layout" svg:width="2.1cm" svg:height="1.1cm" svg:x="8.3cm" svg:y="7.6cm">
          <draw:text-box>
            <text:p text:style-name="P15"><text:span text:style-name="T11">I-1-1</text:span></text:p>
          </draw:text-box>
        </draw:frame>
        <draw:connector draw:style-name="gr16" draw:text-style-name="P17" draw:layer="layout" draw:type="curve" draw:line-skew="-0.35cm" svg:x1="10.4cm" svg:y1="8.15cm" svg:x2="9.2cm" svg:y2="10.25cm" draw:start-shape="id1" draw:start-glue-point="1" draw:end-shape="id2" draw:end-glue-point="1" svg:d="M10400 8150c225 0 825 2100-1200 2100" svg:viewBox="0 0 1461 2101">
          <text:p/>
        </draw:connector>
        <draw:connector draw:style-name="gr16" draw:text-style-name="P17" draw:layer="layout" draw:type="curve" svg:x1="9.35cm" svg:y1="7.6cm" svg:x2="6.5cm" svg:y2="8cm" draw:start-shape="id1" draw:start-glue-point="0" draw:end-shape="id3" draw:end-glue-point="0" svg:d="M9350 7600c0-750-2850-950-2850 400" svg:viewBox="0 0 2851 990">
          <text:p/>
        </draw:connector>
        <draw:frame draw:style-name="gr17" draw:text-style-name="P11" draw:layer="layout" svg:width="4.2cm" svg:height="1.8cm" svg:x="9.7cm" svg:y="6.5cm">
          <draw:text-box>
            <text:p><text:span text:style-name="T12">Dependendo de quem é maior Nx ou Ny.</text:span></text:p>
          </draw:text-box>
        </draw:frame>
        <draw:custom-shape draw:style-name="gr18" draw:text-style-name="P12" draw:layer="layout" svg:width="0.4cm" svg:height="0.4cm" svg:x="4.3cm" svg:y="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8" draw:text-style-name="P12" draw:layer="layout" svg:width="0.4cm" svg:height="0.4cm" svg:x="1.4cm" svg:y="4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8" draw:text-style-name="P12" draw:layer="layout" svg:width="0.4cm" svg:height="0.4cm" svg:x="4.3cm" svg:y="5.3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8" draw:text-style-name="P12" draw:layer="layout" svg:width="0.4cm" svg:height="0.4cm" svg:x="1.4cm" svg:y="7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8" draw:text-style-name="P12" draw:layer="layout" svg:width="0.4cm" svg:height="0.4cm" svg:x="4.3cm" svg:y="8.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8" draw:text-style-name="P12" draw:layer="layout" svg:width="0.4cm" svg:height="0.4cm" svg:x="1.4cm" svg:y="10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19" draw:text-style-name="P14" draw:layer="layout" svg:width="1.3cm" svg:height="0.662cm" svg:x="3.3cm" svg:y="2.238cm">
          <draw:text-box>
            <text:p text:style-name="P13"><text:span text:style-name="T13">I-2-2</text:span></text:p>
          </draw:text-box>
        </draw:frame>
        <draw:frame draw:style-name="gr19" draw:text-style-name="P14" draw:layer="layout" svg:width="1.3cm" svg:height="0.662cm" svg:x="1.6cm" svg:y="3.938cm">
          <draw:text-box>
            <text:p text:style-name="P13"><text:span text:style-name="T13">I</text:span><text:span text:style-name="T13">-</text:span><text:span text:style-name="T13">2</text:span><text:span text:style-name="T13">-</text:span><text:span text:style-name="T13">1</text:span></text:p>
          </draw:text-box>
        </draw:frame>
        <draw:frame draw:style-name="gr19" draw:text-style-name="P14" draw:layer="layout" svg:width="1.3cm" svg:height="0.662cm" svg:x="3.3cm" svg:y="5.538cm">
          <draw:text-box>
            <text:p text:style-name="P13"><text:span text:style-name="T13">I</text:span><text:span text:style-name="T13">-</text:span><text:span text:style-name="T13">3</text:span><text:span text:style-name="T13">-</text:span><text:span text:style-name="T13">2</text:span></text:p>
          </draw:text-box>
        </draw:frame>
        <draw:frame draw:style-name="gr19" draw:text-style-name="P14" draw:layer="layout" svg:width="1.3cm" svg:height="0.662cm" svg:x="1.6cm" svg:y="7.2cm">
          <draw:text-box>
            <text:p text:style-name="P13"><text:span text:style-name="T13">I-3-1</text:span></text:p>
          </draw:text-box>
        </draw:frame>
        <draw:frame draw:style-name="gr19" draw:text-style-name="P14" draw:layer="layout" svg:width="1.3cm" svg:height="0.662cm" svg:x="1.6cm" svg:y="10.4cm">
          <draw:text-box>
            <text:p text:style-name="P13"><text:span text:style-name="T13">I-4-1</text:span></text:p>
          </draw:text-box>
        </draw:frame>
        <draw:frame draw:style-name="gr19" draw:text-style-name="P14" draw:layer="layout" svg:width="1.3cm" svg:height="0.662cm" svg:x="3.3cm" svg:y="8.838cm">
          <draw:text-box>
            <text:p text:style-name="P13"><text:span text:style-name="T13">I-4-2</text:span></text:p>
          </draw:text-box>
        </draw:frame>
        <draw:custom-shape draw:style-name="gr18" draw:text-style-name="P12" draw:layer="layout" svg:width="0.4cm" svg:height="0.4cm" svg:x="0.7cm" svg:y="15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8" draw:text-style-name="P12" draw:layer="layout" svg:width="0.4cm" svg:height="0.4cm" svg:x="0.7cm" svg:y="1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8" draw:text-style-name="P12" draw:layer="layout" svg:width="0.4cm" svg:height="0.4cm" svg:x="0.7cm" svg:y="14.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8" draw:text-style-name="P12" draw:layer="layout" svg:width="0.4cm" svg:height="0.4cm" svg:x="0.7cm" svg:y="13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8" draw:text-style-name="P12" draw:layer="layout" svg:width="0.4cm" svg:height="0.4cm" svg:x="0.7cm" svg:y="12.3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8" draw:text-style-name="P12" draw:layer="layout" svg:width="0.4cm" svg:height="0.4cm" svg:x="10.1cm" svg:y="15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8" draw:text-style-name="P12" draw:layer="layout" svg:width="0.4cm" svg:height="0.4cm" svg:x="10.1cm" svg:y="14.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8" draw:text-style-name="P12" draw:layer="layout" svg:width="0.4cm" svg:height="0.4cm" svg:x="10.1cm" svg:y="13.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8" draw:text-style-name="P12" draw:layer="layout" svg:width="0.4cm" svg:height="0.4cm" svg:x="10.1cm" svg:y="12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8" draw:text-style-name="P12" draw:layer="layout" svg:width="0.4cm" svg:height="0.4cm" svg:x="10.1cm" svg:y="11.8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19" draw:text-style-name="P14" draw:layer="layout" svg:width="1.3cm" svg:height="0.662cm" svg:x="1cm" svg:y="11.838cm">
          <draw:text-box>
            <text:p text:style-name="P13"><text:span text:style-name="T13">I-5-1</text:span></text:p>
          </draw:text-box>
        </draw:frame>
        <draw:frame draw:style-name="gr19" draw:text-style-name="P14" draw:layer="layout" svg:width="1.3cm" svg:height="0.662cm" svg:x="1.6cm" svg:y="10.4cm">
          <draw:text-box>
            <text:p text:style-name="P13"><text:span text:style-name="T13">I-4-1</text:span></text:p>
          </draw:text-box>
        </draw:frame>
        <draw:frame draw:style-name="gr19" draw:text-style-name="P14" draw:layer="layout" svg:width="1.3cm" svg:height="0.662cm" svg:x="1cm" svg:y="12.7cm">
          <draw:text-box>
            <text:p text:style-name="P13"><text:span text:style-name="T13">I-6-1</text:span></text:p>
          </draw:text-box>
        </draw:frame>
        <draw:frame draw:style-name="gr19" draw:text-style-name="P14" draw:layer="layout" svg:width="1.3cm" svg:height="0.662cm" svg:x="1cm" svg:y="13.7cm">
          <draw:text-box>
            <text:p text:style-name="P13"><text:span text:style-name="T13">I-7-1</text:span></text:p>
          </draw:text-box>
        </draw:frame>
        <draw:frame draw:style-name="gr19" draw:text-style-name="P14" draw:layer="layout" svg:width="1.3cm" svg:height="0.662cm" svg:x="1cm" svg:y="14.538cm">
          <draw:text-box>
            <text:p text:style-name="P13"><text:span text:style-name="T13">I-8-1</text:span></text:p>
          </draw:text-box>
        </draw:frame>
        <draw:frame draw:style-name="gr19" draw:text-style-name="P14" draw:layer="layout" svg:width="1.3cm" svg:height="0.662cm" svg:x="1cm" svg:y="15.438cm">
          <draw:text-box>
            <text:p text:style-name="P13"><text:span text:style-name="T13">I-9-1</text:span></text:p>
          </draw:text-box>
        </draw:frame>
        <draw:frame draw:style-name="gr19" draw:text-style-name="P14" draw:layer="layout" svg:width="1.3cm" svg:height="0.662cm" svg:x="9.1cm" svg:y="12cm">
          <draw:text-box>
            <text:p text:style-name="P13"><text:span text:style-name="T13">I-5-2</text:span></text:p>
          </draw:text-box>
        </draw:frame>
        <draw:frame draw:style-name="gr19" draw:text-style-name="P14" draw:layer="layout" svg:width="1.3cm" svg:height="0.662cm" svg:x="9.1cm" svg:y="12.862cm">
          <draw:text-box>
            <text:p text:style-name="P13"><text:span text:style-name="T13">I-6-2</text:span></text:p>
          </draw:text-box>
        </draw:frame>
        <draw:frame draw:style-name="gr19" draw:text-style-name="P14" draw:layer="layout" svg:width="1.3cm" svg:height="0.662cm" svg:x="9.1cm" svg:y="13.862cm">
          <draw:text-box>
            <text:p text:style-name="P13"><text:span text:style-name="T13">I-7-2</text:span></text:p>
          </draw:text-box>
        </draw:frame>
        <draw:frame draw:style-name="gr19" draw:text-style-name="P14" draw:layer="layout" svg:width="1.3cm" svg:height="0.662cm" svg:x="9.1cm" svg:y="14.7cm">
          <draw:text-box>
            <text:p text:style-name="P13"><text:span text:style-name="T13">I-8-2</text:span></text:p>
          </draw:text-box>
        </draw:frame>
        <draw:frame draw:style-name="gr19" draw:text-style-name="P14" draw:layer="layout" svg:width="1.3cm" svg:height="0.662cm" svg:x="9.1cm" svg:y="15.6cm">
          <draw:text-box>
            <text:p text:style-name="P13"><text:span text:style-name="T13">I-9-2</text:span></text:p>
          </draw:text-box>
        </draw:frame>
        <draw:frame draw:style-name="gr20" draw:text-style-name="P11" draw:layer="layout" svg:width="7.2cm" svg:height="4.181cm" svg:x="11cm" svg:y="12.1cm">
          <draw:text-box>
            <text:p><text:span text:style-name="T14">Nome: sim_piloto_cavidade</text:span></text:p>
            <text:p><text:span text:style-name="T14">Início: 23/11/2019 – 18:15:34.345</text:span></text:p>
            <text:p><text:span text:style-name="T14">Número de Reynolds: 400</text:span></text:p>
            <text:p><text:span text:style-name="T14">Iteração: 45</text:span></text:p>
            <text:p><text:span text:style-name="T14">Tempo de simulação: 46s / 2h34m <text:s/>(23%)</text:span></text:p>
            <text:p><text:span text:style-name="T14">Divergente: 4.36 * 10E-9</text:span></text:p>
            <text:p><text:span text:style-name="T14">Velocidade máxima: (22.234 , 24.9584)</text:span></text:p>
            <text:p><text:span text:style-name="T14">Pressões máxima/mínima: (32.343 , -44,234)</text:span></text:p>
            <text:p><text:span text:style-name="T14">Temperatura máxima/mínima: (22.234 , 24.9584)</text:span></text:p>
            <text:p><text:span text:style-name="T15">Salvando: .TRUE. (a cada 10 iterações)</text:span></text:p>
            <text:p><text:span text:style-name="T15">Número de processos trabalhando: 5</text:span></text:p>
            <text:p><text:span text:style-name="T15">Latência máxima: 0.02s</text:span></text:p>
          </draw:text-box>
        </draw:frame>
        <draw:custom-shape draw:style-name="gr21" draw:text-style-name="P1" draw:layer="layout" svg:width="19.7cm" svg:height="2.6cm" svg:x="0.4cm" svg:y="17.8cm">
          <text:p/>
          <draw:enhanced-geometry svg:viewBox="0 0 21600 21600" draw:path-stretchpoint-x="10800" draw:path-stretchpoint-y="10800" draw:text-areas="?f3 ?f4 ?f5 ?f6" draw:type="round-rectangle" draw:modifiers="1283.143159628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1" draw:layer="layout" svg:width="19.5cm" svg:height="2.455cm" svg:x="0.5cm" svg:y="17.9cm">
          <draw:text-box>
            <text:p><text:span text:style-name="T8">A latência é a medição do tempo máximo que processos escravos esperam por ordens. Quanto maior, pior. Toda rotina de MPI travante é avaliada quanto ao tempo de espera. Textos povoam também a interface para indicar do que cada componente gráfico se trata. Tem-se a ideia de possibilitar a escolha da língua mais para frent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ackground" xlink:href="Pictures/1000000000000F000000096046D13472DC614EB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12:12:44.811341799</meta:creation-date>
    <dc:date>2019-11-20T20:16:47.038286305</dc:date>
    <meta:editing-duration>PT11M24S</meta:editing-duration>
    <meta:editing-cycles>2</meta:editing-cycles>
    <meta:generator>LibreOffice/6.0.7.3$Linux_X86_64 LibreOffice_project/00m0$Build-3</meta:generator>
    <meta:document-statistic meta:object-count="66"/>
  </office:meta>
</office:document-meta>
</file>